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9f5" officeooo:paragraph-rsid="000f49f5"/>
    </style:style>
    <style:style style:name="P2" style:family="paragraph" style:parent-style-name="Standard">
      <style:text-properties officeooo:rsid="00104c82" officeooo:paragraph-rsid="000f49f5"/>
    </style:style>
    <style:style style:name="P3" style:family="paragraph" style:parent-style-name="Standard">
      <style:text-properties fo:font-size="16pt" officeooo:rsid="000f49f5" officeooo:paragraph-rsid="000f49f5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xt Week’s agenda:</text:p>
      <text:p text:style-name="P3"/>
      <text:p text:style-name="P1">Working Engineering Schematics</text:p>
      <text:p text:style-name="P1">then,</text:p>
      <text:p text:style-name="P1"/>
      <text:p text:style-name="P1">Wiring diagram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3:31:04.142000000</meta:creation-date>
    <dc:date>2019-07-06T14:40:35.315000000</dc:date>
    <meta:editing-duration>P1DT59M19S</meta:editing-duration>
    <meta:editing-cycles>2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4" meta:word-count="9" meta:character-count="68" meta:non-whitespace-character-count="63"/>
  </office:meta>
</office:document-meta>
</file>